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d0dd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e7aac"/>
    </style:style>
    <style:style style:name="P9" style:family="paragraph" style:parent-style-name="Standard">
      <style:text-properties officeooo:rsid="001e14a6" officeooo:paragraph-rsid="008b41be"/>
    </style:style>
    <style:style style:name="P10" style:family="paragraph" style:parent-style-name="Table_20_Contents">
      <style:text-properties officeooo:rsid="00212c21" officeooo:paragraph-rsid="00212c21"/>
    </style:style>
    <style:style style:name="P11" style:family="paragraph" style:parent-style-name="Table_20_Contents">
      <style:text-properties officeooo:rsid="00240acc" officeooo:paragraph-rsid="00240acc"/>
    </style:style>
    <style:style style:name="P12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3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4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4ff51e" officeooo:paragraph-rsid="008b41b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8df18c" officeooo:paragraph-rsid="008df18c" style:font-weight-asian="bold" style:font-weight-complex="bold"/>
    </style:style>
    <style:style style:name="P19" style:family="paragraph" style:parent-style-name="Standard">
      <style:text-properties officeooo:rsid="00320ed7" officeooo:paragraph-rsid="00320ed7"/>
    </style:style>
    <style:style style:name="P20" style:family="paragraph" style:parent-style-name="Standard">
      <style:text-properties officeooo:rsid="00320ed7" officeooo:paragraph-rsid="007a6ebc"/>
    </style:style>
    <style:style style:name="P21" style:family="paragraph" style:parent-style-name="Standard">
      <style:text-properties officeooo:rsid="00320ed7" officeooo:paragraph-rsid="008aaba4"/>
    </style:style>
    <style:style style:name="P22" style:family="paragraph" style:parent-style-name="Standard">
      <style:text-properties officeooo:rsid="0033fc04" officeooo:paragraph-rsid="0033fc04"/>
    </style:style>
    <style:style style:name="P23" style:family="paragraph" style:parent-style-name="Standard">
      <style:text-properties officeooo:rsid="0033fc04" officeooo:paragraph-rsid="008d11d9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8aaba4"/>
    </style:style>
    <style:style style:name="P30" style:family="paragraph" style:parent-style-name="Standard">
      <style:text-properties officeooo:rsid="003eda82" officeooo:paragraph-rsid="003eda82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4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862db1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8d11d9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4e7aac" officeooo:paragraph-rsid="004e7aac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4e7aac" officeooo:paragraph-rsid="00862db1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8d11d9"/>
    </style:style>
    <style:style style:name="P40" style:family="paragraph" style:parent-style-name="Standard">
      <style:text-properties officeooo:rsid="0051bbf0" officeooo:paragraph-rsid="008b41be"/>
    </style:style>
    <style:style style:name="P41" style:family="paragraph" style:parent-style-name="Standard">
      <style:text-properties officeooo:rsid="00583d83" officeooo:paragraph-rsid="00583d83"/>
    </style:style>
    <style:style style:name="P42" style:family="paragraph" style:parent-style-name="Standard">
      <style:text-properties officeooo:rsid="00267fa4" officeooo:paragraph-rsid="0072cfb5"/>
    </style:style>
    <style:style style:name="P43" style:family="paragraph" style:parent-style-name="Standard">
      <style:text-properties officeooo:rsid="00267fa4" officeooo:paragraph-rsid="00777dfb"/>
    </style:style>
    <style:style style:name="P44" style:family="paragraph" style:parent-style-name="Table_20_Contents">
      <style:text-properties officeooo:rsid="00762752" officeooo:paragraph-rsid="00762752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6" style:family="paragraph" style:parent-style-name="Table_20_Contents">
      <style:text-properties officeooo:rsid="0075ab86" officeooo:paragraph-rsid="008b41be"/>
    </style:style>
    <style:style style:name="P47" style:family="paragraph" style:parent-style-name="Table_20_Contents">
      <style:text-properties officeooo:paragraph-rsid="008b41be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8c3b1c" officeooo:paragraph-rsid="008c3b1c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8d11d9" officeooo:paragraph-rsid="008d11d9"/>
    </style:style>
    <style:style style:name="P50" style:family="paragraph" style:parent-style-name="Standard" style:list-style-name="L1">
      <style:text-properties officeooo:rsid="00590ab2" officeooo:paragraph-rsid="00590ab2"/>
    </style:style>
    <style:style style:name="P51" style:family="paragraph" style:parent-style-name="Standard" style:list-style-name="L1">
      <style:text-properties officeooo:rsid="005af17e" officeooo:paragraph-rsid="005af17e"/>
    </style:style>
    <style:style style:name="P52" style:family="paragraph" style:parent-style-name="Standard" style:list-style-name="L2">
      <style:text-properties officeooo:paragraph-rsid="0051bbf0"/>
    </style:style>
    <style:style style:name="P53" style:family="paragraph" style:parent-style-name="Standard" style:list-style-name="L2">
      <style:text-properties officeooo:paragraph-rsid="00561ef7"/>
    </style:style>
    <style:style style:name="P54" style:family="paragraph" style:parent-style-name="Standard" style:list-style-name="L2">
      <style:text-properties officeooo:rsid="007fa83b" officeooo:paragraph-rsid="007fa83b"/>
    </style:style>
    <style:style style:name="P55" style:family="paragraph" style:parent-style-name="Standard" style:list-style-name="L2">
      <style:text-properties officeooo:rsid="00549bc8" officeooo:paragraph-rsid="00549bc8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7f8c1"/>
    </style:style>
    <style:style style:name="T4" style:family="text">
      <style:text-properties officeooo:rsid="002824da"/>
    </style:style>
    <style:style style:name="T5" style:family="text">
      <style:text-properties officeooo:rsid="002a5f3e"/>
    </style:style>
    <style:style style:name="T6" style:family="text">
      <style:text-properties officeooo:rsid="002bc085"/>
    </style:style>
    <style:style style:name="T7" style:family="text">
      <style:text-properties officeooo:rsid="002c23bb"/>
    </style:style>
    <style:style style:name="T8" style:family="text">
      <style:text-properties officeooo:rsid="002d28a1"/>
    </style:style>
    <style:style style:name="T9" style:family="text">
      <style:text-properties officeooo:rsid="002dca44"/>
    </style:style>
    <style:style style:name="T10" style:family="text">
      <style:text-properties officeooo:rsid="002fd06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0acc" style:font-weight-asian="bold" style:font-weight-complex="bold"/>
    </style:style>
    <style:style style:name="T13" style:family="text">
      <style:text-properties fo:font-weight="bold" officeooo:rsid="005c6fb9" style:font-weight-asian="bold" style:font-weight-complex="bold"/>
    </style:style>
    <style:style style:name="T14" style:family="text">
      <style:text-properties fo:font-weight="bold" officeooo:rsid="006f8adb" style:font-weight-asian="bold" style:font-weight-complex="bold"/>
    </style:style>
    <style:style style:name="T15" style:family="text">
      <style:text-properties officeooo:rsid="0031aa3b"/>
    </style:style>
    <style:style style:name="T16" style:family="text">
      <style:text-properties officeooo:rsid="0033fc04"/>
    </style:style>
    <style:style style:name="T17" style:family="text">
      <style:text-properties officeooo:rsid="00350556"/>
    </style:style>
    <style:style style:name="T18" style:family="text">
      <style:text-properties officeooo:rsid="0038543f"/>
    </style:style>
    <style:style style:name="T19" style:family="text">
      <style:text-properties officeooo:rsid="00461ab5"/>
    </style:style>
    <style:style style:name="T20" style:family="text">
      <style:text-properties officeooo:rsid="004c5968"/>
    </style:style>
    <style:style style:name="T21" style:family="text">
      <style:text-properties officeooo:rsid="004ccc51"/>
    </style:style>
    <style:style style:name="T22" style:family="text">
      <style:text-properties officeooo:rsid="004dc20f"/>
    </style:style>
    <style:style style:name="T23" style:family="text">
      <style:text-properties officeooo:rsid="0051bbf0"/>
    </style:style>
    <style:style style:name="T24" style:family="text">
      <style:text-properties officeooo:rsid="0051eaef"/>
    </style:style>
    <style:style style:name="T25" style:family="text">
      <style:text-properties officeooo:rsid="00549bc8"/>
    </style:style>
    <style:style style:name="T26" style:family="text">
      <style:text-properties officeooo:rsid="0055be5c"/>
    </style:style>
    <style:style style:name="T27" style:family="text">
      <style:text-properties officeooo:rsid="005801da"/>
    </style:style>
    <style:style style:name="T28" style:family="text">
      <style:text-properties officeooo:rsid="005c6fb9"/>
    </style:style>
    <style:style style:name="T29" style:family="text">
      <style:text-properties officeooo:rsid="005e62ff"/>
    </style:style>
    <style:style style:name="T30" style:family="text">
      <style:text-properties officeooo:rsid="005e704c"/>
    </style:style>
    <style:style style:name="T31" style:family="text">
      <style:text-properties officeooo:rsid="00602cb2"/>
    </style:style>
    <style:style style:name="T32" style:family="text">
      <style:text-properties officeooo:rsid="0065ac71"/>
    </style:style>
    <style:style style:name="T33" style:family="text">
      <style:text-properties officeooo:rsid="0066ac7d"/>
    </style:style>
    <style:style style:name="T34" style:family="text">
      <style:text-properties officeooo:rsid="006cef5c"/>
    </style:style>
    <style:style style:name="T35" style:family="text">
      <style:text-properties officeooo:rsid="006ffd2c"/>
    </style:style>
    <style:style style:name="T36" style:family="text">
      <style:text-properties fo:font-weight="normal" officeooo:rsid="001edf93" style:font-weight-asian="normal" style:font-weight-complex="normal"/>
    </style:style>
    <style:style style:name="T37" style:family="text">
      <style:text-properties fo:font-weight="normal" officeooo:rsid="001e14a6" style:font-weight-asian="normal" style:font-weight-complex="normal"/>
    </style:style>
    <style:style style:name="T38" style:family="text">
      <style:text-properties fo:font-weight="normal" officeooo:rsid="005c6fb9" style:font-weight-asian="normal" style:font-weight-complex="normal"/>
    </style:style>
    <style:style style:name="T39" style:family="text">
      <style:text-properties fo:font-weight="normal" officeooo:rsid="0072cfb5" style:font-weight-asian="normal" style:font-weight-complex="normal"/>
    </style:style>
    <style:style style:name="T40" style:family="text">
      <style:text-properties fo:font-weight="normal" officeooo:rsid="00762752" style:font-weight-asian="normal" style:font-weight-complex="normal"/>
    </style:style>
    <style:style style:name="T41" style:family="text">
      <style:text-properties officeooo:rsid="0072cfb5"/>
    </style:style>
    <style:style style:name="T42" style:family="text">
      <style:text-properties officeooo:rsid="0072ee92"/>
    </style:style>
    <style:style style:name="T43" style:family="text">
      <style:text-properties officeooo:rsid="0073c30e"/>
    </style:style>
    <style:style style:name="T44" style:family="text">
      <style:text-properties officeooo:rsid="00762752"/>
    </style:style>
    <style:style style:name="T45" style:family="text">
      <style:text-properties officeooo:rsid="007a6ebc"/>
    </style:style>
    <style:style style:name="T46" style:family="text">
      <style:text-properties officeooo:rsid="007d0dd6"/>
    </style:style>
    <style:style style:name="T47" style:family="text">
      <style:text-properties officeooo:rsid="007eb77c"/>
    </style:style>
    <style:style style:name="T48" style:family="text">
      <style:text-properties officeooo:rsid="0081292a"/>
    </style:style>
    <style:style style:name="T49" style:family="text">
      <style:text-properties officeooo:rsid="0082e64c"/>
    </style:style>
    <style:style style:name="T50" style:family="text">
      <style:text-properties officeooo:rsid="00849138"/>
    </style:style>
    <style:style style:name="T51" style:family="text">
      <style:text-properties officeooo:rsid="0063e87b"/>
    </style:style>
    <style:style style:name="T52" style:family="text">
      <style:text-properties officeooo:rsid="005f7c09"/>
    </style:style>
    <style:style style:name="T53" style:family="text">
      <style:text-properties officeooo:rsid="004e7aac"/>
    </style:style>
    <style:style style:name="T54" style:family="text">
      <style:text-properties officeooo:rsid="00862db1"/>
    </style:style>
    <style:style style:name="T55" style:family="text">
      <style:text-properties officeooo:rsid="0089fb5a"/>
    </style:style>
    <style:style style:name="T56" style:family="text">
      <style:text-properties officeooo:rsid="008aaba4"/>
    </style:style>
    <style:style style:name="T57" style:family="text">
      <style:text-properties officeooo:rsid="0075ab86"/>
    </style:style>
    <style:style style:name="T58" style:family="text">
      <style:text-properties officeooo:rsid="008c3b1c"/>
    </style:style>
    <style:style style:name="T59" style:family="text">
      <style:text-properties officeooo:rsid="00431c59"/>
    </style:style>
    <style:style style:name="T60" style:family="text">
      <style:text-properties officeooo:rsid="008f2d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2">Terminología Especializada en <text:span text:style-name="T50">Documentos de </text:span>Tecnología e Ingeniería</text:p>
          </table:table-cell>
        </table:table-row>
        <table:table-row>
          <table:table-cell table:style-name="Table1.A1" office:value-type="string">
            <text:p text:style-name="P10">Program <text:span text:style-name="T15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2">nterpretación y Traduccíon: </text:span><text:span text:style-name="T13">6</text:span><text:span text:style-name="T11">° Cu</text:span><text:span text:style-name="T14">a</text:span><text:span text:style-name="T11">trimestre </text:span></text:p>
          </table:table-cell>
        </table:table-row>
        <table:table-row>
          <table:table-cell table:style-name="Table1.A1" office:value-type="string">
            <text:p text:style-name="P11">Course ID:</text:p>
          </table:table-cell>
          <table:table-cell table:style-name="Table1.A1" office:value-type="string">
            <text:p text:style-name="P13">IT062<text:span text:style-name="T60">7</text:span></text:p>
          </table:table-cell>
        </table:table-row>
        <table:table-row>
          <table:table-cell table:style-name="Table1.A1" office:value-type="string">
            <text:p text:style-name="P44">Cohort <text:span text:style-name="T55">ID</text:span>:</text:p>
          </table:table-cell>
          <table:table-cell table:style-name="Table1.A1" office:value-type="string">
            <text:p text:style-name="P14">6A<text:span text:style-name="T55">2</text:span></text:p>
          </table:table-cell>
        </table:table-row>
      </table:table>
      <text:p text:style-name="P2"/>
      <text:p text:style-name="P15">Description</text:p>
      <text:p text:style-name="P42">This course, <text:span text:style-name="T41">which is </text:span><text:span text:style-name="T35">the complement to Course IT0629 </text:span><text:span text:style-name="T44">(</text:span><text:span text:style-name="T36">T</text:span><text:span text:style-name="T37">aller de Traducción </text:span><text:span text:style-name="T38">Ingeniería y Adelantos Tecnológicos</text:span><text:span text:style-name="T40">)</text:span><text:span text:style-name="T38">, </text:span><text:span text:style-name="T39">will focus on the specialized terminologies, acronyms, and jargon used </text:span><text:s/>in <text:span text:style-name="T41">selected</text:span> <text:span text:style-name="T28">engineering sciences</text:span><text:span text:style-name="T3"> </text:span><text:span text:style-name="T28">and in </text:span><text:span text:style-name="T29">the </text:span><text:span text:style-name="T30">broader </text:span><text:span text:style-name="T29">field of advanced technologies. <text:s/></text:span><text:span text:style-name="T5">The </text:span><text:span text:style-name="T6">professional </text:span><text:span text:style-name="T5">translational mapping tools </text:span><text:span text:style-name="T6">developed in this course will </text:span><text:span text:style-name="T8">be specific </text:span><text:span text:style-name="T6">to </text:span><text:span text:style-name="T5">Spanish and English translation</text:span><text:span text:style-name="T6">s.</text:span></text:p>
      <text:p text:style-name="P42"/>
      <text:p text:style-name="P43"><text:span text:style-name="T4">Major </text:span><text:span text:style-name="T8">elements of</text:span><text:span text:style-name="T4"> the course will include: <text:s/></text:span><text:span text:style-name="T7">i) </text:span><text:span text:style-name="T30">the </text:span><text:span text:style-name="T31">structure </text:span><text:span text:style-name="T42">and </text:span><text:span text:style-name="T32">function </text:span><text:span text:style-name="T42">of language in </text:span><text:span text:style-name="T30">selected engineering disciplines </text:span><text:span text:style-name="T42">and </text:span><text:span text:style-name="T31">advanced and emerging technologies</text:span><text:span text:style-name="T21">;</text:span><text:span text:style-name="T8"> ii) </text:span><text:span text:style-name="T21"><text:s/></text:span><text:span text:style-name="T30">the </text:span><text:span text:style-name="T31">structure </text:span><text:span text:style-name="T42">and </text:span><text:span text:style-name="T32">function </text:span><text:span text:style-name="T42">of </text:span><text:span text:style-name="T44">texts and </text:span><text:span text:style-name="T43">documents</text:span><text:span text:style-name="T42"> in </text:span><text:span text:style-name="T30">selected engineering disciplines </text:span><text:span text:style-name="T42">and </text:span><text:span text:style-name="T31">advanced and emerging technologies</text:span><text:span text:style-name="T21">; </text:span><text:span text:style-name="T31">iii) </text:span><text:span text:style-name="T8">the elements of style </text:span><text:span text:style-name="T9">and the use of standard conventions </text:span><text:span text:style-name="T42">in </text:span><text:span text:style-name="T30">selected engineering disciplines </text:span><text:span text:style-name="T42">and </text:span><text:span text:style-name="T31">advanced and emerging technologies; </text:span><text:span text:style-name="T8">i</text:span><text:span text:style-name="T31">v</text:span><text:span text:style-name="T8">) </text:span><text:span text:style-name="T20">Version Control Systems (VCSs) and </text:span><text:span text:style-name="T9">elements of quality assurance and quality control (QAQC) </text:span><text:span text:style-name="T44">as </text:span><text:span text:style-name="T22">applied to documents</text:span><text:span text:style-name="T9">;</text:span><text:span text:style-name="T8">; </text:span><text:span text:style-name="T17">v) </text:span><text:span text:style-name="T9"><text:s/>the professional use of Large Language Models (LLMs) in translation; </text:span><text:span text:style-name="T44">and </text:span><text:span text:style-name="T9">v</text:span><text:span text:style-name="T17">i</text:span><text:span text:style-name="T9">) </text:span><text:span text:style-name="T8"><text:s/></text:span><text:span text:style-name="T10">the direct translation of </text:span><text:span text:style-name="T39">specialized terminologies, acronyms, and jargon</text:span><text:span text:style-name="T22"> </text:span><text:span text:style-name="T42">in </text:span><text:span text:style-name="T30">selected engineering disciplines </text:span><text:span text:style-name="T42">and </text:span><text:span text:style-name="T31">advanced and emerging technologies </text:span><text:span text:style-name="T47">using student-developed dictionaries.</text:span></text:p>
      <text:p text:style-name="P43"/>
      <text:p text:style-name="P15">Scope</text:p>
      <text:p text:style-name="P20">1. <text:s text:c="2"/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L</text:span><text:span text:style-name="T42">anguage in </text:span><text:span text:style-name="T45">the E</text:span><text:span text:style-name="T30">ngineering </text:span><text:span text:style-name="T45">Sciences</text:span></text:p>
      <text:p text:style-name="P26">1.1 <text:s text:c="2"/><text:span text:style-name="T49">History, </text:span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L</text:span><text:span text:style-name="T42">anguage</text:span></text:p>
      <text:p text:style-name="P25">1.2 <text:s/><text:span text:style-name="T49">The Rise of Discipline-Specific Jargon </text:span></text:p>
      <text:p text:style-name="P36">1.3 <text:s/><text:span text:style-name="T49">Language Structures and Functions in the Engineering Sciences</text:span></text:p>
      <text:p text:style-name="P19"/>
      <text:p text:style-name="P20">2. <text:s/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Documents</text:span><text:span text:style-name="T42"> in </text:span><text:span text:style-name="T45">the E</text:span><text:span text:style-name="T30">ngineering </text:span><text:span text:style-name="T45">Sciences</text:span></text:p>
      <text:p text:style-name="P24">2.1 <text:s/><text:span text:style-name="T49">Document Structures</text:span></text:p>
      <text:p text:style-name="P27">2.2 <text:s/><text:span text:style-name="T49">Document Functions</text:span></text:p>
      <text:p text:style-name="P45">2.3 Document Types and Formats</text:p>
      <text:p text:style-name="P34">2.3.1 <text:s/><text:span text:style-name="T52">Academic T</text:span><text:span text:style-name="T53">exts </text:span><text:span text:style-name="T52">and Papers</text:span></text:p>
      <text:p text:style-name="P38">2.3.2 <text:s/><text:span text:style-name="T51">Manuals and Standard Operating Procedures (SOPs)</text:span></text:p>
      <text:p text:style-name="P38">2.3.3 <text:s/><text:span text:style-name="T51">Request for Proposals (RFPs) and Proposals</text:span></text:p>
      <text:p text:style-name="P38">2.3.4 <text:s/><text:span text:style-name="T51">Analytical Evaluations, White Papers, and Lab Reports </text:span></text:p>
      <text:p text:style-name="P19"/>
      <text:p text:style-name="P19">3. <text:s/>The Elements of Style in <text:span text:style-name="T45">the Engineering Sciences</text:span></text:p>
      <text:p text:style-name="P24">3.1 <text:s/><text:span text:style-name="T49">The Use of Voice in Style</text:span></text:p>
      <text:p text:style-name="P28">3.2 <text:s/><text:span text:style-name="T49">Stylistic Conventions</text:span></text:p>
      <text:p text:style-name="P30"/>
      <text:p text:style-name="P21">4. <text:s/>Document QAQC and Version Control Systems</text:p>
      <text:p text:style-name="P29">4.1 <text:s/><text:span text:style-name="T58">Git Commands</text:span></text:p>
      <text:p text:style-name="P29">4.2 <text:s/><text:span text:style-name="T58">Github Commands</text:span></text:p>
      <text:p text:style-name="P48">4.3 <text:s/>Best Practices</text:p>
      <text:p text:style-name="P48">4.4 <text:s/>Github Explorations</text:p>
      <text:p text:style-name="P19"><text:soft-page-break/><text:span text:style-name="T47">5</text:span>. <text:span text:style-name="T16">Professional Use of LLMs </text:span><text:span text:style-name="T46">and Specialized Dictionaries </text:span><text:span text:style-name="T16">in Translation</text:span></text:p>
      <text:p text:style-name="P5"><text:span text:style-name="T47">5</text:span><text:span text:style-name="T19">.1 </text:span><text:span text:style-name="T46">LLMs and AutoML Models</text:span></text:p>
      <text:p text:style-name="P7"><text:span text:style-name="T47">5</text:span><text:span text:style-name="T19">.2 <text:s/></text:span><text:span text:style-name="T56">API-Based Translation</text:span></text:p>
      <text:p text:style-name="P31"><text:span text:style-name="T47">5</text:span>.<text:span text:style-name="T46">2</text:span>.1 <text:s/>Python</text:p>
      <text:p text:style-name="P31"><text:span text:style-name="T47">5</text:span>.<text:span text:style-name="T46">2</text:span>.2 <text:s/>Cloud Translation API (Google <text:span text:style-name="T34">LLM</text:span>)</text:p>
      <text:p text:style-name="P32"><text:span text:style-name="T47">5</text:span>.<text:span text:style-name="T46">2</text:span>.3 <text:s/><text:span text:style-name="T46">Specialized Models and AutoML </text:span></text:p>
      <text:p text:style-name="P19"/>
      <text:p text:style-name="P22"><text:span text:style-name="T47">6</text:span>. <text:span text:style-name="T18">Translation </text:span><text:span text:style-name="T47">of Specialized Terminology</text:span></text:p>
      <text:p text:style-name="P33"><text:span text:style-name="T54">6</text:span>.1 <text:s/><text:span text:style-name="T48">Personal </text:span><text:span text:style-name="T47">Dictionaries</text:span></text:p>
      <text:p text:style-name="P36"><text:span text:style-name="T54">6</text:span>.2 <text:s/><text:span text:style-name="T47">Application of Personal Dictionaries to Translation</text:span></text:p>
      <text:p text:style-name="P37"/>
      <text:p text:style-name="P23"><text:span text:style-name="T59">7</text:span>. <text:span text:style-name="T18">Document Translation</text:span></text:p>
      <text:p text:style-name="P35">7.1 <text:s/><text:span text:style-name="T52">Academic T</text:span><text:span text:style-name="T53">exts </text:span><text:span text:style-name="T52">and Papers</text:span></text:p>
      <text:p text:style-name="P39">7.2 <text:s/><text:span text:style-name="T51">Manuals and Standard Operating Procedures (SOPs)</text:span></text:p>
      <text:p text:style-name="P39">7.3 <text:s/><text:span text:style-name="T51">Request for Proposals (RFPs) and Proposals</text:span></text:p>
      <text:p text:style-name="P39">7.4 <text:s/><text:span text:style-name="T51">Analytical Evaluations, White Papers, and Lab Reports</text:span></text:p>
      <text:p text:style-name="P49">7.5 <text:s/>Science Reporting Articles</text:p>
      <text:p text:style-name="P8"/>
      <text:p text:style-name="P16">Expectations</text:p>
      <text:p text:style-name="P41">Students will be expected to:</text:p>
      <text:list xml:id="list3790956752" text:style-name="L1">
        <text:list-item>
          <text:p text:style-name="P50">Attend all classes on time</text:p>
        </text:list-item>
        <text:list-item>
          <text:p text:style-name="P50">Be prepared to take notes and access materials on-line</text:p>
        </text:list-item>
        <text:list-item>
          <text:p text:style-name="P50">Participate in all class activities, including discussions and presentations</text:p>
        </text:list-item>
        <text:list-item>
          <text:p text:style-name="P51">Complete all assignments, quizzes, and the final exam</text:p>
        </text:list-item>
      </text:list>
      <text:p text:style-name="P3"/>
      <text:p text:style-name="P16">Exit Criteria</text:p>
      <text:p text:style-name="P6"><text:span text:style-name="T23">Upon the successful completion of the course the student will </text:span><text:span text:style-name="T24">be able to:</text:span></text:p>
      <text:list xml:id="list2042755203" text:style-name="L2">
        <text:list-item>
          <text:p text:style-name="P54">Analyze the s<text:span text:style-name="T31">tructure </text:span><text:span text:style-name="T42">and </text:span>f<text:span text:style-name="T32">unction </text:span><text:span text:style-name="T42">of </text:span>l<text:span text:style-name="T42">anguage in </text:span><text:span text:style-name="T45">the </text:span>e<text:span text:style-name="T30">ngineering </text:span>s<text:span text:style-name="T45">ciences</text:span></text:p>
        </text:list-item>
        <text:list-item>
          <text:p text:style-name="P54">Analyze the s<text:span text:style-name="T31">tructure </text:span><text:span text:style-name="T42">and </text:span>f<text:span text:style-name="T32">unction </text:span><text:span text:style-name="T42">of </text:span>documents<text:span text:style-name="T42"> in </text:span><text:span text:style-name="T45">the </text:span>e<text:span text:style-name="T30">ngineering </text:span>s<text:span text:style-name="T45">ciences</text:span></text:p>
        </text:list-item>
        <text:list-item>
          <text:p text:style-name="P54">Analyze the elements of style<text:span text:style-name="T42"> in </text:span>documents in <text:span text:style-name="T45">the </text:span>e<text:span text:style-name="T30">ngineering </text:span>s<text:span text:style-name="T45">ciences</text:span></text:p>
        </text:list-item>
        <text:list-item>
          <text:p text:style-name="P52">Apply <text:span text:style-name="T25">the principles of QAQC to document production by using a VCS </text:span></text:p>
        </text:list-item>
        <text:list-item>
          <text:p text:style-name="P55">Apply the principles of modern tran<text:span text:style-name="T26">slat</text:span><text:span text:style-name="T27">ion</text:span><text:span text:style-name="T26"> by using </text:span>an API to access a LLM for <text:span text:style-name="T27">English-Spanish </text:span>translation</text:p>
        </text:list-item>
        <text:list-item>
          <text:p text:style-name="P53"><text:span text:style-name="T48">Design, develop, and implement personal dictionaries for the translation of specialized terminology </text:span><text:span text:style-name="T33">in the engineering sciences</text:span></text:p>
        </text:list-item>
      </text:list>
      <text:p text:style-name="P3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<text:span text:style-name="T57">Interim </text:span>Evaluations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17"/>
          </table:table-cell>
          <table:table-cell table:style-name="Table2.D1" office:value-type="string">
            <text:p text:style-name="P18">Final Grade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0">Daily Work and Participation<text:tab/></text:p>
          </table:table-cell>
          <table:table-cell table:style-name="Table2.A1" office:value-type="string">
            <text:p text:style-name="P46">10%</text:p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0"><text:span text:style-name="T57">Av. </text:span>Daily Work and Participation<text:tab/></text:p>
          </table:table-cell>
          <table:table-cell table:style-name="Table2.A1" office:value-type="string">
            <text:p text:style-name="P46">10%</text:p>
          </table:table-cell>
        </table:table-row>
        <table:table-row>
          <table:table-cell table:style-name="Table2.A1" office:value-type="string">
            <text:p text:style-name="P46">Homework</text:p>
          </table:table-cell>
          <table:table-cell table:style-name="Table2.A1" office:value-type="string">
            <text:p text:style-name="P46">60 %</text:p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6">Av. Homework</text:p>
          </table:table-cell>
          <table:table-cell table:style-name="Table2.A1" office:value-type="string">
            <text:p text:style-name="P46">30 %</text:p>
          </table:table-cell>
        </table:table-row>
        <table:table-row>
          <table:table-cell table:style-name="Table2.A1" office:value-type="string">
            <text:p text:style-name="P46">Interim Exam</text:p>
          </table:table-cell>
          <table:table-cell table:style-name="Table2.A1" office:value-type="string">
            <text:p text:style-name="P46">30%</text:p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6">Av. Interim Exams</text:p>
          </table:table-cell>
          <table:table-cell table:style-name="Table2.A1" office:value-type="string">
            <text:p text:style-name="P46">30%</text:p>
          </table:table-cell>
        </table:table-row>
        <table:table-row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6">Final Exam</text:p>
          </table:table-cell>
          <table:table-cell table:style-name="Table2.A1" office:value-type="string">
            <text:p text:style-name="P46">30 %</text:p>
          </table:table-cell>
        </table:table-row>
      </table:table>
      <text:p text:style-name="P40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5T15:25:22.863081674</dc:date>
    <meta:editing-duration>PT7H49M29S</meta:editing-duration>
    <meta:editing-cycles>82</meta:editing-cycles>
    <meta:generator>LibreOffice/7.3.7.2$Linux_X86_64 LibreOffice_project/30$Build-2</meta:generator>
    <meta:document-statistic meta:table-count="2" meta:image-count="1" meta:object-count="0" meta:page-count="2" meta:paragraph-count="79" meta:word-count="568" meta:character-count="3841" meta:non-whitespace-character-count="3317"/>
  </office:meta>
</office:document-meta>
</file>